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5.9813in" fo:margin-left="-0.0903in" table:align="left" style:writing-mode="lr-tb"/>
    </style:style>
    <style:style style:name="Table1.A" style:family="table-column">
      <style:table-column-properties style:column-width="1.5826in"/>
    </style:style>
    <style:style style:name="Table1.B" style:family="table-column">
      <style:table-column-properties style:column-width="0.3764in"/>
    </style:style>
    <style:style style:name="Table1.D" style:family="table-column">
      <style:table-column-properties style:column-width="1.2563in"/>
    </style:style>
    <style:style style:name="Table1.E" style:family="table-column">
      <style:table-column-properties style:column-width="0.5021in"/>
    </style:style>
    <style:style style:name="Table1.G" style:family="table-column">
      <style:table-column-properties style:column-width="1.3854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none" fo:border-right="none" fo:border-top="none" fo:border-bottom="0.0139in solid #000000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0139in solid #000000" fo:border-right="none" fo:border-top="0.0139in solid #000000" fo:border-bottom="0.0139in solid #00000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0.0139in solid #000000" fo:border-right="none" fo:border-top="none" fo:border-bottom="0.0139in solid #000000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-left="0.0139in solid #000000" fo:border-right="none" fo:border-top="0.0139in solid #000000" fo:border-bottom="none" style:writing-mode="lr-tb"/>
    </style:style>
    <style:style style:name="Table1.E2" style:family="table-cell">
      <style:table-cell-properties style:vertical-align="top" fo:padding-left="0.075in" fo:padding-right="0.075in" fo:padding-top="0in" fo:padding-bottom="0in" fo:border-left="0.0139in solid #000000" fo:border-right="none" fo:border-top="none" fo:border-bottom="none" style:writing-mode="lr-tb"/>
    </style:style>
    <style:style style:name="Table1.A3" style:family="table-cell">
      <style:table-cell-properties style:vertical-align="top" fo:padding-left="0.075in" fo:padding-right="0.075in" fo:padding-top="0in" fo:padding-bottom="0in" fo:border-left="none" fo:border-right="none" fo:border-top="0.0139in solid #000000" fo:border-bottom="none" style:writing-mode="lr-tb"/>
    </style:style>
    <style:style style:name="Table1.G6" style:family="table-cell">
      <style:table-cell-properties style:vertical-align="top" fo:padding-left="0.075in" fo:padding-right="0.075in" fo:padding-top="0in" fo:padding-bottom="0in" fo:border="0.0139in solid #000000" style:writing-mode="lr-tb"/>
    </style:style>
    <style:style style:name="Table1.G11" style:family="table-cell">
      <style:table-cell-properties style:vertical-align="top" fo:padding-left="0.075in" fo:padding-right="0.075in" fo:padding-top="0in" fo:padding-bottom="0in" fo:border-left="none" fo:border-right="none" fo:border-top="0.0139in solid #000000" fo:border-bottom="0.0139in solid #000000" style:writing-mode="lr-tb"/>
    </style:style>
    <style:style style:name="P1" style:family="paragraph" style:parent-style-name="Footer">
      <style:paragraph-properties fo:margin-left="0in" fo:margin-right="0.25in" fo:text-indent="0in" style:auto-text-indent="false"/>
    </style:style>
    <style:style style:name="P2" style:family="paragraph" style:parent-style-name="Standard">
      <style:text-properties style:font-name="Arial" style:font-name-complex="Arial"/>
    </style:style>
    <style:style style:name="P3" style:family="paragraph" style:parent-style-name="Standard">
      <style:paragraph-properties style:snap-to-layout-grid="false"/>
      <style:text-properties style:font-name="Arial" style:font-name-complex="Arial"/>
    </style:style>
    <style:style style:name="P4" style:family="paragraph" style:parent-style-name="Standard">
      <style:text-properties style:font-name="Arial" fo:font-style="italic" style:font-style-asian="italic" style:font-name-complex="Arial"/>
    </style:style>
    <style:style style:name="P5" style:family="paragraph" style:parent-style-name="Standard">
      <style:text-properties style:font-name="Arial" fo:font-weight="bold" style:font-weight-asian="bold" style:font-name-complex="Arial"/>
    </style:style>
    <style:style style:name="P6" style:family="paragraph" style:parent-style-name="Standard"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margin-left="1.5in" fo:margin-right="0in" fo:text-indent="-0.75in" style:auto-text-indent="false"/>
      <style:text-properties style:font-name="Arial" style:font-name-complex="Arial"/>
    </style:style>
    <style:style style:name="P8" style:family="paragraph" style:parent-style-name="Standard">
      <style:paragraph-properties fo:margin-left="0.25in" fo:margin-right="0in" fo:text-indent="0in" style:auto-text-indent="false"/>
      <style:text-properties style:font-name="Arial" style:font-name-complex="Arial"/>
    </style:style>
    <style:style style:name="P9" style:family="paragraph" style:parent-style-name="Standard">
      <style:paragraph-properties fo:margin-left="1in" fo:margin-right="0in" fo:text-indent="-1in" style:auto-text-indent="false"/>
      <style:text-properties style:font-name="Arial" style:font-name-complex="Arial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/>
    </style:style>
    <style:style style:name="P11" style:family="paragraph" style:parent-style-name="Standard" style:list-style-name="WW8Num2"/>
    <style:style style:name="P12" style:family="paragraph" style:parent-style-name="Standard" style:list-style-name="WW8Num2">
      <style:text-properties style:font-name="Arial" style:font-name-complex="Arial"/>
    </style:style>
    <style:style style:name="P13" style:family="paragraph" style:parent-style-name="Standard" style:list-style-name="WW8Num4">
      <style:paragraph-properties fo:margin-left="1.5in" fo:margin-right="0in" fo:text-indent="-0.3752in" style:auto-text-indent="false">
        <style:tab-stops/>
      </style:paragraph-properties>
      <style:text-properties style:font-name="Arial" style:font-name-complex="Arial"/>
    </style:style>
    <style:style style:name="P14" style:family="paragraph" style:parent-style-name="Standard" style:list-style-name="WW8Num5">
      <style:paragraph-properties fo:margin-left="1.5in" fo:margin-right="0in" fo:text-indent="-0.3752in" style:auto-text-indent="false">
        <style:tab-stops>
          <style:tab-stop style:position="1.5in"/>
        </style:tab-stops>
      </style:paragraph-properties>
      <style:text-properties style:font-name="Arial" style:font-name-complex="Arial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style="italic" fo:font-weight="bold" style:font-style-asian="italic" style:font-weight-asian="bold" style:font-name-complex="Arial"/>
    </style:style>
    <style:style style:name="T3" style:family="text">
      <style:text-properties style:font-name="Arial" fo:font-style="italic" style:font-style-asian="italic" style:font-name-complex="Arial"/>
    </style:style>
    <style:style style:name="T4" style:family="text">
      <style:text-properties style:text-position="super 58%" style:font-name="Arial" style:font-name-complex="Arial"/>
    </style:style>
    <style:style style:name="T5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OSC2347 “C” with Linux <text:s/>Recursion <text:s/>Spring 2013<text:tab/>Burris</text:p>
      <text:p text:style-name="Standard"/>
      <text:p text:style-name="P2">Due: <text:s/>Prior to the start of class April 26, 2013 to avoid a late penalty.</text:p>
      <text:p text:style-name="P2"/>
      <text:p text:style-name="P2">To:<text:tab/><text:tab/>You’re A. Programmer</text:p>
      <text:p text:style-name="P2"/>
      <text:p text:style-name="P2">From:<text:tab/><text:tab/>Ima Your Boss</text:p>
      <text:p text:style-name="P2"/>
      <text:p text:style-name="P9">Subject:<text:tab/>Sales has committed us to a project providing software for a customer in the process control industry (petrochemical plant) on the gulf coast. <text:s/>Unfortunately the microprocessors they have installed on equipment do not have many hardware instructions such as multiply and divide. <text:s/>The microprocessors do have hardware support for integer add and subtract. <text:s/>The required software library is restricted to positive integers including zero. <text:s/>Design has determined the most desirable solution to the problem will be exclusive use of recursion. <text:s/>Please work as late tonight as necessary to meet their needs. <text:s/>You are restricted to the “gcc” translator.</text:p>
      <text:p text:style-name="P2"/>
      <text:p text:style-name="P2">The following routines are desired.</text:p>
      <text:list xml:id="list35277781" text:style-name="WW8Num2">
        <text:list-item>
          <text:p text:style-name="P12">The plants require a routine to calculate the greatest common divisor (GCD) of two positive integers using Euclid’s Algorithm expressed as GCD(M, N). <text:s/>The algorithm appeared in “Euclid’s Elements” about 300 BC but was apparently discovered up to two hundred years earlier making it one of the oldest know algorithms. <text:s/>The GCD of two positive integers is the largest integer that will divide both of them evenly. <text:s/>For example, the GCD(25, 15) is 5, GCD(15, 9) is 3 and the GCD(7, 15) is 1. <text:s/>Euclid stated GCD(M, N) obeys the following rules for M &gt; 0 and N &gt;= 0: <text:s/>If N = 0, the GCD is M else the result is GCD(N, M Modulo N). This algorithm is heavily used in cryptography.</text:p>
        </text:list-item>
      </text:list>
      <text:p text:style-name="P2"/>
      <text:list xml:id="list35343379" text:continue-numbering="true" text:style-name="WW8Num2">
        <text:list-item>
          <text:p text:style-name="P12">A routine to perform multiplication will be required. <text:s/>Remember, the hardware lacks both hardware integer multiplication and division instructions. <text:s/>Fortunately, integer multiplication can be performed as a series of additions and integer division as a series of subtractions. <text:s/>Implement MUL(M, N) for M and N greater than or equal to zero. <text:s/>Design has suggested the following as a starting point for your consideration.</text:p>
        </text:list-item>
      </text:list>
      <text:p text:style-name="P2"/>
      <text:p text:style-name="P7">MUL(M, N):</text:p>
      <text:list xml:id="list35280989" text:style-name="WW8Num4">
        <text:list-item>
          <text:p text:style-name="P13">MUL(M, 0) := 0 if N = 0.</text:p>
        </text:list-item>
        <text:list-item>
          <text:p text:style-name="P13">MUL(M, 1) := M if N = 1.</text:p>
        </text:list-item>
        <text:list-item>
          <text:p text:style-name="P13">MUL(M, N) ;= M * MUL(M, N-1) for N &gt; 1.</text:p>
        </text:list-item>
      </text:list>
      <text:p text:style-name="P2"/>
      <text:list xml:id="list35353003" text:continue-list="list35343379" text:style-name="WW8Num2">
        <text:list-item>
          <text:p text:style-name="P11"><text:soft-page-break/><text:span text:style-name="T1">A routine EXP(M,N) will be required to raise M to the N</text:span><text:span text:style-name="T4">th</text:span><text:span text:style-name="T1"> power, i.e., M</text:span><text:span text:style-name="T4">N</text:span><text:span text:style-name="T1"> for M greater than zero and N greater than or equal to zero.</text:span></text:p>
        </text:list-item>
      </text:list>
      <text:p text:style-name="P8"/>
      <text:p text:style-name="P8">Design has suggested the following as a starting point for your consideration.</text:p>
      <text:p text:style-name="P2"/>
      <text:p text:style-name="P7">EXP(M, N):</text:p>
      <text:list xml:id="list35278052" text:style-name="WW8Num5">
        <text:list-item>
          <text:p text:style-name="P14">EXP(M, 0) := 1 for N = 0.</text:p>
        </text:list-item>
        <text:list-item>
          <text:p text:style-name="P14">EXP(M, 1) := M for N = 1.</text:p>
        </text:list-item>
        <text:list-item>
          <text:p text:style-name="P14">EXP(M, N) ;= M * MUL(M, N-1) for N &gt; 1.</text:p>
        </text:list-item>
      </text:list>
      <text:p text:style-name="P8"/>
      <text:list xml:id="list35354846" text:continue-list="list35353003" text:style-name="WW8Num2">
        <text:list-item>
          <text:p text:style-name="P12">A routine to perform division will be required. <text:s/>Fortunately, integer division may be performed as a series of subtractions. <text:s/>Implement DIV(M, N) for M greater than or equal to zero and N greater than zero. <text:s/>Design has no suggestions as to how the recursive routine should be expressed.</text:p>
        </text:list-item>
      </text:list>
      <text:p text:style-name="P2"/>
      <text:p text:style-name="P2">You are free to utilize CBR and CBV as suits your needs! <text:s/>By the way, this project was first assigned to the Omega Team. <text:s/>They failed to complete the software and were terminated with prejudice. <text:s/>Complaints included run time storage errors and results alternating between positive and negative numbers. <text:s/>Please let me know if you can determine what problem or problems they encountered and were unable to solve.</text:p>
      <text:p text:style-name="P2"/>
      <text:p text:style-name="P6">“C” Option (best grade is 70):</text:p>
      <text:p text:style-name="P2">Implement the recursive GCD and MUL definition placing them in a static library, shared library, or shared dynamic link library of your choice. <text:s/>Each function must appear in a file by itself! <text:s/>First test your library with a short main program using values of M and N as follows: 25, 15; 27, 81; 9, 15; 625, 300; 625, 0, and 7, 15 entered in the order shown for the GCD. <text:s/>Next test the multiplication routine using 77, 13; 5, 25; 17, 1; and 256, 0. <text:s/>Print all results on the screen and to a file. <text:s/>You must create the executable and library using a script. <text:s/>Submit a copy of your source code, followed by the result file, and finally your script. <text:s/>All software should utilize the directory structure specified for the “A” option.</text:p>
      <text:p text:style-name="P2"/>
      <text:p text:style-name="P5">“B” Option (best grade is a 80):</text:p>
      <text:p text:style-name="P2">You need not do the “C” option. <text:s/>Rather, implement the recursive GCD, MUL, EXP, and DIV routines placing them in a static library, shared library, or shared dynamic link library, your choice. <text:s/>Source code for each function must appear in a file by itself! <text:s/>First test your library with a short main program using values of M and N as follows: 25, 15; 27, 81; 9, 15; 625, 300; 625, 0, and 7, 15 entered in the order shown for the GCD. <text:s/>Next test the multiplication routine using 77, 13; 5, 25; 17, 1; and 256, 0. <text:s/>Test the exponentiation routine using 10, 0; 3, 5; 5, 4; and 763, 0. <text:s/>Finally test the division routine using 25, 4; 25, 5; 0, 32; 25, 4; and 40, 80. <text:s/>Print all results on the screen and to a file. <text:s/>You may read the test data from a file or enter it by hand at the keyboard during execution. <text:s/>A professional would use a file during development. <text:s/></text:p>
      <text:p text:style-name="P2"><text:soft-page-break/></text:p>
      <text:p text:style-name="P2">You must create the executable and library using a make file. <text:s/>Submit a copy of your source code, followed by the result file, and finally your make file. <text:s/>All software must utilize the directory structure specified for the “A” option.</text:p>
      <text:p text:style-name="P2"/>
      <text:p text:style-name="P2"/>
      <text:p text:style-name="P5">“A” Option;</text:p>
      <text:p text:style-name="P2">Implement the “B” option but you must use a “dynamic” library. <text:s/>That implies your main program will be coded using the appropriate dynamic function handles.</text:p>
      <text:p text:style-name="P2"/>
      <text:p text:style-name="P2">Management would be greatly impressed if you create the library and application to test the library using “Autotools.” <text:s text:c="2"/>You may add additional directories and files required by autotools too the following.</text:p>
      <text:p text:style-name="P2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 table:number-columns-repeated="2"/>
        <table:table-column table:style-name="Table1.G"/>
        <table:table-row table:style-name="Table1.1"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3">Project Directory</text:p>
          </table:table-cell>
          <table:table-cell table:style-name="Table1.B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A2" office:value-type="string">
            <text:p text:style-name="P3">Makefile (.am)</text:p>
          </table:table-cell>
          <table:table-cell table:style-name="Table1.E2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3"/>
          </table:table-cell>
        </table:table-row>
        <table:table-row table:style-name="Table1.1"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3"/>
          </table:table-cell>
          <table:table-cell table:style-name="Table1.E2" office:value-type="string">
            <text:p text:style-name="P3"/>
          </table:table-cell>
          <table:table-cell table:style-name="Table1.A3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3"/>
          </table:table-cell>
        </table:table-row>
        <table:table-row table:style-name="Table1.1"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E2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3"/>
          </table:table-cell>
        </table:table-row>
        <table:table-row table:style-name="Table1.1"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A2" office:value-type="string">
            <text:p text:style-name="P3">app directory</text:p>
          </table:table-cell>
          <table:table-cell table:style-name="Table1.C2" office:value-type="string">
            <text:p text:style-name="P3"/>
          </table:table-cell>
          <table:table-cell table:style-name="Table1.A3" office:value-type="string">
            <text:p text:style-name="P3"/>
          </table:table-cell>
          <table:table-cell table:style-name="Table1.G6" office:value-type="string">
            <text:p text:style-name="P3">TestProgram.c</text:p>
          </table:table-cell>
        </table:table-row>
        <table:table-row table:style-name="Table1.1"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E2" office:value-type="string">
            <text:p text:style-name="P3"/>
          </table:table-cell>
          <table:table-cell table:style-name="Table1.A3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A3" office:value-type="string">
            <text:p text:style-name="P3"/>
          </table:table-cell>
        </table:table-row>
        <table:table-row table:style-name="Table1.1"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E2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3"/>
          </table:table-cell>
        </table:table-row>
        <table:table-row table:style-name="Table1.1"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A3" office:value-type="string">
            <text:p text:style-name="P3"/>
          </table:table-cell>
          <table:table-cell table:style-name="Table1.A2" office:value-type="string">
            <text:p text:style-name="P3">lib directory</text:p>
          </table:table-cell>
          <table:table-cell table:style-name="Table1.B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G6" office:value-type="string">
            <text:p text:style-name="P3">lib.h</text:p>
          </table:table-cell>
        </table:table-row>
        <table:table-row table:style-name="Table1.1"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G11" office:value-type="string">
            <text:p text:style-name="P3"/>
          </table:table-cell>
        </table:table-row>
        <table:table-row table:style-name="Table1.1"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G6" office:value-type="string">
            <text:p text:style-name="P3">GCD.c</text:p>
          </table:table-cell>
        </table:table-row>
        <table:table-row table:style-name="Table1.1"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G11" office:value-type="string">
            <text:p text:style-name="P3"/>
          </table:table-cell>
        </table:table-row>
        <table:table-row table:style-name="Table1.1"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G6" office:value-type="string">
            <text:p text:style-name="P3">MUL.c</text:p>
          </table:table-cell>
        </table:table-row>
        <table:table-row table:style-name="Table1.1"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G11" office:value-type="string">
            <text:p text:style-name="P3"/>
          </table:table-cell>
        </table:table-row>
        <table:table-row table:style-name="Table1.1"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G6" office:value-type="string">
            <text:p text:style-name="P3">EXP.c</text:p>
          </table:table-cell>
        </table:table-row>
        <table:table-row table:style-name="Table1.1"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G11" office:value-type="string">
            <text:p text:style-name="P3"/>
          </table:table-cell>
        </table:table-row>
        <table:table-row table:style-name="Table1.1"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A3" office:value-type="string">
            <text:p text:style-name="P3"/>
          </table:table-cell>
          <table:table-cell table:style-name="Table1.G6" office:value-type="string">
            <text:p text:style-name="P3">DIV.c</text:p>
          </table:table-cell>
        </table:table-row>
        <table:table-row table:style-name="Table1.1"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A3" office:value-type="string">
            <text:p text:style-name="P3"/>
          </table:table-cell>
        </table:table-row>
      </table:table>
      <text:p text:style-name="P2">If you use autotools, please be as professional as possible. <text:s/>First submit the “A” option source code. <text:s/>Next submit a copy of all files used to create the executable using autotools. <text:s/>Finally, submit a copy of the results.</text:p>
      <text:p text:style-name="P2"/>
      <text:p text:style-name="Standard"><text:span text:style-name="T2">For all options</text:span><text:span text:style-name="T3">, results should be submitted with a cover page stating your name, description of the lab, grading option you completed, and the date the lab is submitted. <text:s/>Labs must be submitted in a manila envelop with your name as on the first lab. <text:s/>You are encouraged to use the same envelop.</text:span></text:p>
      <text:p text:style-name="P4"/>
      <text:p text:style-name="P4">Please!! Do not attempt to submit a screen shot. <text:s/>It will not be accepted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Courier New" fo:font-weight="bold" style:font-weight-asian="bold" style:font-name-complex="Courier New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Courier New" fo:font-size="14pt" fo:font-weight="bold" style:font-size-asian="14pt" style:font-weight-asian="bold" style:font-name-complex="Courier New"/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8in" fo:text-indent="-0.55in" fo:margin-left="0.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1in" fo:margin-bottom="0.5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paragraph" svg:y="0.0008in" fo:min-width="0.0161in" draw:z-index="2"><draw:text-box fo:min-height="0.1457in"><text:p text:style-name="Footer"><text:span text:style-name="Page_20_Number"><text:page-number text:select-page="current">3</text:page-number></text:span></text:p></draw:text-box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S278 “C”</dc:title>
    <meta:initial-creator>David Burris</meta:initial-creator>
    <meta:creation-date>2010-03-28T18:53:00</meta:creation-date>
    <dc:date>2013-03-30T15:21:26.30</dc:date>
    <meta:print-date>2007-02-22T13:04:00</meta:print-date>
    <meta:editing-cycles>7</meta:editing-cycles>
    <meta:editing-duration>P23DT22H50M57S</meta:editing-duration>
    <meta:generator>LibreOffice/3.3$Win32 LibreOffice_project/330m19$Build-301</meta:generator>
    <meta:document-statistic meta:table-count="1" meta:image-count="0" meta:object-count="0" meta:page-count="3" meta:paragraph-count="42" meta:word-count="1087" meta:character-count="6023"/>
  </office:meta>
</office:document-meta>
</file>